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untNod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untNode.MountNode( VariableResolver prefix , VariableResolver source , TreeProcessor parentProcessor , boolean checkReload , boolean passThrou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unt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untNode.invoke( Environment env , InvokeContex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MountNode.getProcessor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